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Cambria" svg:font-family="Cambria"/>
    <style:font-face style:name="Courier" svg:font-family="Courier"/>
    <style:font-face style:name="Times New Roman" svg:font-family="Times New Roman"/>
  </office:font-face-decls>
  <office:automatic-styles>
    <style:style style:name="P1" style:family="paragraph" style:parent-style-name="Standard">
      <style:text-properties style:font-name="Courier" fo:font-size="13.0pt"/>
    </style:style>
    <style:style style:name="P2" style:family="paragraph" style:parent-style-name="Standard">
      <style:paragraph-properties fo:text-align="center" fo:line-height="150%"/>
      <style:text-properties style:font-name="Times New Roman" fo:font-size="14.0pt"/>
    </style:style>
    <style:style style:name="P3" style:family="paragraph" style:parent-style-name="Standard">
      <style:paragraph-properties fo:text-align="justify"/>
      <style:text-properties style:font-name="Times New Roman" fo:font-size="12.0pt"/>
    </style:style>
    <style:style style:name="P4" style:family="paragraph" style:parent-style-name="Standard">
      <style:paragraph-properties>
        <style:tab-stops>
          <style:tab-stop style:position="0.3889in"/>
          <style:tab-stop style:position="0.7778in"/>
          <style:tab-stop style:position="1.1667in"/>
          <style:tab-stop style:position="1.5556in"/>
          <style:tab-stop style:position="1.9444in"/>
          <style:tab-stop style:position="2.3333in"/>
          <style:tab-stop style:position="2.7222in"/>
          <style:tab-stop style:position="3.1111in"/>
          <style:tab-stop style:position="3.5000in"/>
          <style:tab-stop style:position="3.8889in"/>
          <style:tab-stop style:position="4.2778in"/>
          <style:tab-stop style:position="4.6667in"/>
        </style:tab-stops>
      </style:paragraph-properties>
      <style:text-properties style:font-name="Cambria" fo:font-size="14.0pt"/>
    </style:style>
    <style:style style:name="P5" style:family="paragraph" style:parent-style-name="Standard">
      <style:paragraph-properties>
        <style:tab-stops>
          <style:tab-stop style:position="0.3889in"/>
          <style:tab-stop style:position="0.7778in"/>
          <style:tab-stop style:position="1.1667in"/>
          <style:tab-stop style:position="1.5556in"/>
          <style:tab-stop style:position="1.9444in"/>
          <style:tab-stop style:position="2.3333in"/>
          <style:tab-stop style:position="2.7222in"/>
          <style:tab-stop style:position="3.1111in"/>
          <style:tab-stop style:position="3.5000in"/>
          <style:tab-stop style:position="3.8889in"/>
          <style:tab-stop style:position="4.2778in"/>
          <style:tab-stop style:position="4.6667in"/>
        </style:tab-stops>
      </style:paragraph-properties>
      <style:text-properties style:font-name="Times New Roman" fo:font-size="15.0pt"/>
    </style:style>
    <style:style style:name="P6" style:family="paragraph" style:parent-style-name="Standard">
      <style:text-properties style:font-name="Cambria" fo:font-size="14.0pt"/>
    </style:style>
    <style:style style:name="P7" style:family="paragraph" style:parent-style-name="Standard">
      <style:paragraph-properties>
        <style:tab-stops>
          <style:tab-stop style:position="0.3889in"/>
          <style:tab-stop style:position="0.7778in"/>
          <style:tab-stop style:position="1.1667in"/>
          <style:tab-stop style:position="1.5556in"/>
          <style:tab-stop style:position="1.9444in"/>
          <style:tab-stop style:position="2.3333in"/>
          <style:tab-stop style:position="2.7222in"/>
          <style:tab-stop style:position="3.1111in"/>
          <style:tab-stop style:position="3.5000in"/>
          <style:tab-stop style:position="3.8889in"/>
          <style:tab-stop style:position="4.2778in"/>
          <style:tab-stop style:position="4.6667in"/>
        </style:tab-stops>
      </style:paragraph-properties>
      <style:text-properties style:font-name="Courier" fo:font-size="12.0pt"/>
    </style:style>
    <style:style style:name="P8" style:family="paragraph" style:parent-style-name="Standard">
      <style:text-properties style:font-name="Courier" fo:font-size="12.0pt"/>
    </style:style>
    <style:style style:name="P9" style:family="paragraph" style:parent-style-name="Standard">
      <style:paragraph-properties fo:text-align="justify" fo:line-height="150%"/>
      <style:text-properties style:font-name="Times New Roman" fo:font-size="12.0pt"/>
    </style:style>
    <style:style style:name="T1" style:family="text">
      <style:text-properties fo:font-weight="bold" fo:font-weight-asian="bold" fo:font-weight-complex="bold" fo:letter-spacing="0.0000in"/>
    </style:style>
    <style:style style:name="T2" style:family="text">
      <style:text-properties fo:letter-spacing="0.0000in"/>
    </style:style>
    <style:style style:name="T3" style:family="text">
      <style:text-properties fo:font-size="12.0pt" fo:font-size-asian="12.0pt" fo:font-size-complex="12.0pt" fo:letter-spacing="0.0000in"/>
    </style:style>
    <style:style style:name="T4" style:family="text">
      <style:text-properties style:font-name="Times New Roman" fo:font-size="15.0pt" fo:font-size-asian="15.0pt" fo:font-size-complex="15.0pt" fo:letter-spacing="0.0000in"/>
    </style:style>
    <style:style style:name="T5" style:family="text">
      <style:text-properties style:font-name="Cambria" fo:font-size="14.0pt" fo:font-size-asian="14.0pt" fo:font-size-complex="14.0pt" fo:letter-spacing="0.0000in"/>
    </style:style>
    <style:style style:name="TableColumn1" style:family="table-column">
      <style:table-column-properties style:column-width="3.4625in" style:rel-column-width="32767*"/>
    </style:style>
  </office:automatic-styles>
  <office:body>
    <office:text>
      <text:p text:style-name="P1"><text:span text:style-name="T1">Abridging Scientific Communities Integration with a General Purpose Grid and Cloud Portal</text:span></text:p>
      <text:p text:style-name="P2"><text:span text:style-name="T2"/></text:p>
      <text:p text:style-name="P3"><text:span text:style-name="T2"/></text:p>
      <text:p text:style-name="P4"><text:span text:style-name="T3">I</text:span><text:span text:style-name="T2">n the framework of the Italian Grid Infrastructure, we have designed a web portal which aims at </text:span><text:span text:style-name="T4">providing a powerful and easy to use gateway to distributed computing resources</text:span><text:span text:style-name="T2"><text:s text:c="2"/>and cloud services provisioning.</text:span></text:p>
      <text:p text:style-name="P4"><text:span text:style-name="T2">We feel that one of the key point that this kind of application must be able to address is the possibility to hide the complexity of the X509 certificates management.</text:span></text:p>
      <text:p text:style-name="P4"><text:span text:style-name="T2">In fact, while the PKI infrastructure is certainly one of the main aspect of the Grid environment, it is also one of the bigger obstacles that very often prevents the new users from approaching it.</text:span></text:p>
      <text:p text:style-name="P5"><text:span text:style-name="T5">Through the <text:s/>portal </text:span><text:span text:style-name="T2">users can securely run their applications without facing the complexity of the authentication infrastructure. It also interfaces with external Infrastructure as a Service (IaaS) frameworks for the dynamic provisioning of computing resources.</text:span></text:p>
      <text:p text:style-name="P4"><text:span text:style-name="T4">The portal architecture is based on an external authentication layer providing <text:s/></text:span><text:span text:style-name="T2">strong user identification by means of an accredited identity federation. The generation of credential is handled interfacing the portal to a CA online using the OAuth protocol and saving the certificate into a MyProxy server. The portal gives <text:s/>full access to Grid functionalities without requiring the users to have a <text:s/>X.509 certificates hiding the complexities of proxy management.</text:span></text:p>
      <text:p text:style-name="P4"><text:span text:style-name="T2">The portal also provides simplified access to common Grid data-management operations avoiding <text:s/>bottlenecks for large or many concurrent file transfers. Our data management solution consists in one or more WebDAV storage devices, external to the portal, where the users can easily upload their data <text:s/>from a standard desktop or laptop with every kind of operating system without requiring the installation of custom Grid software on the client side.</text:span></text:p>
      <text:p text:style-name="P6"><text:span text:style-name="T2">The portal subsequently is in charge to asynchronously coping and registering the data over the Grid infrastructure hiding the Grid middleware complexity to the end user..</text:span></text:p>
      <text:p text:style-name="P7"><text:span text:style-name="T2"/></text:p>
      <text:p text:style-name="P8"><text:span text:style-name="T2">Primary Authors:</text:span></text:p>
      <text:p text:style-name="P8"><text:span text:style-name="T2">Marco Bencivenni, Paolo Veronesi, Giuseppe Misurelli, Andrea Ceccanti, Valerio Venturi (INFN CNAF &amp; IGI)</text:span></text:p>
      <text:p text:style-name="P8"><text:span text:style-name="T2">Vincenzo Ciaschini (INFN CNAF)</text:span></text:p>
      <text:p text:style-name="P8"><text:span text:style-name="T2">Luciano Gaido, Riccardo Brunetti (INFN Torino &amp; IGI)</text:span></text:p>
      <text:p text:style-name="P8"><text:span text:style-name="T2">Diego Michelotto (INFN Ferrara &amp; INFN CNAF)</text:span></text:p>
      <text:p text:style-name="P8"><text:span text:style-name="T2">Giacinto Donvito (INFN Bari &amp; IGI)</text:span></text:p>
      <text:p text:style-name="P7"><text:span text:style-name="T2"/></text:p>
      <text:p text:style-name="P5"><text:span text:style-name="T2"/></text:p>
      <text:p text:style-name="P5"><text:span text:style-name="T2"><text:s/></text:span></text:p>
      <text:p text:style-name="P9"><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038.36</meta:generator>
    <meta:initial-creator>Giuseppe Misurelli</meta:initial-creator>
  </office:meta>
</office:document-meta>
</file>